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5ffe" officeooo:paragraph-rsid="000c3772"/>
    </style:style>
    <style:style style:name="P2" style:family="paragraph" style:parent-style-name="Standard" style:list-style-name="L1">
      <style:text-properties officeooo:rsid="000c3772" officeooo:paragraph-rsid="000c3772"/>
    </style:style>
    <style:style style:name="P3" style:family="paragraph" style:parent-style-name="Standard" style:list-style-name="L1">
      <style:text-properties officeooo:rsid="0010c85d" officeooo:paragraph-rsid="0010c85d"/>
    </style:style>
    <style:style style:name="P4" style:family="paragraph" style:parent-style-name="Standard">
      <style:text-properties officeooo:rsid="001ea1ea" officeooo:paragraph-rsid="001ea1ea"/>
    </style:style>
    <style:style style:name="P5" style:family="paragraph" style:parent-style-name="Standard">
      <style:text-properties officeooo:rsid="000d6c5b" officeooo:paragraph-rsid="000d6c5b"/>
    </style:style>
    <style:style style:name="P6" style:family="paragraph" style:parent-style-name="Standard">
      <style:text-properties officeooo:rsid="000e55fc" officeooo:paragraph-rsid="000e55fc"/>
    </style:style>
    <style:style style:name="P7" style:family="paragraph" style:parent-style-name="Standard">
      <style:text-properties fo:font-weight="bold" officeooo:rsid="000e55fc" officeooo:paragraph-rsid="000e55fc" style:font-weight-asian="bold" style:font-weight-complex="bold"/>
    </style:style>
    <style:style style:name="P8" style:family="paragraph" style:parent-style-name="Standard">
      <style:text-properties fo:font-weight="normal" officeooo:rsid="000e55fc" officeooo:paragraph-rsid="000e55fc" style:font-weight-asian="normal" style:font-weight-complex="normal"/>
    </style:style>
    <style:style style:name="P9" style:family="paragraph" style:parent-style-name="Standard">
      <style:text-properties officeooo:rsid="000fe942" officeooo:paragraph-rsid="000fe942"/>
    </style:style>
    <style:style style:name="P10" style:family="paragraph" style:parent-style-name="Standard">
      <style:text-properties officeooo:rsid="000c3772" officeooo:paragraph-rsid="000c3772"/>
    </style:style>
    <style:style style:name="P11" style:family="paragraph" style:parent-style-name="Standard">
      <style:text-properties officeooo:rsid="0010c85d" officeooo:paragraph-rsid="0010c85d"/>
    </style:style>
    <style:style style:name="P12" style:family="paragraph" style:parent-style-name="Standard">
      <style:text-properties officeooo:rsid="001ea1ea" officeooo:paragraph-rsid="001ea1ea"/>
    </style:style>
    <style:style style:name="P13" style:family="paragraph" style:parent-style-name="Standard">
      <style:text-properties officeooo:rsid="000d6c5b" officeooo:paragraph-rsid="000d6c5b"/>
    </style:style>
    <style:style style:name="P14" style:family="paragraph" style:parent-style-name="Standard">
      <style:text-properties officeooo:rsid="000d6c5b" officeooo:paragraph-rsid="000c3772"/>
    </style:style>
    <style:style style:name="P15" style:family="paragraph" style:parent-style-name="Standard">
      <style:text-properties officeooo:rsid="000e55fc" officeooo:paragraph-rsid="000e55fc"/>
    </style:style>
    <style:style style:name="P16" style:family="paragraph" style:parent-style-name="Standard">
      <style:text-properties fo:font-weight="bold" officeooo:rsid="000e55fc" officeooo:paragraph-rsid="000e55fc" style:font-weight-asian="bold" style:font-weight-complex="bold"/>
    </style:style>
    <style:style style:name="P17" style:family="paragraph" style:parent-style-name="Standard">
      <style:text-properties fo:font-weight="normal" officeooo:rsid="000e55fc" officeooo:paragraph-rsid="000e55fc" style:font-weight-asian="normal" style:font-weight-complex="normal"/>
    </style:style>
    <style:style style:name="P18" style:family="paragraph" style:parent-style-name="Standard">
      <style:text-properties fo:font-weight="normal" officeooo:rsid="000fe942" officeooo:paragraph-rsid="000fe942" style:font-weight-asian="normal" style:font-weight-complex="normal"/>
    </style:style>
    <style:style style:name="P19" style:family="paragraph" style:parent-style-name="Standard">
      <style:text-properties officeooo:rsid="000fe942" officeooo:paragraph-rsid="000fe942"/>
    </style:style>
    <style:style style:name="P20" style:family="paragraph" style:parent-style-name="Standard">
      <style:text-properties officeooo:rsid="0016200b" officeooo:paragraph-rsid="0016200b"/>
    </style:style>
    <style:style style:name="P21" style:family="paragraph" style:parent-style-name="Standard">
      <style:text-properties officeooo:rsid="0016a44b" officeooo:paragraph-rsid="0016a44b"/>
    </style:style>
    <style:style style:name="P22" style:family="paragraph" style:parent-style-name="Table_20_Contents">
      <style:text-properties officeooo:rsid="000e55fc" officeooo:paragraph-rsid="000e55fc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e55fc" officeooo:paragraph-rsid="000e55fc" style:font-weight-asian="bold" style:font-weight-complex="bold"/>
    </style:style>
    <style:style style:name="P24" style:family="paragraph" style:parent-style-name="Table_20_Contents">
      <style:text-properties officeooo:rsid="000fe942" officeooo:paragraph-rsid="000fe942"/>
    </style:style>
    <style:style style:name="P25" style:family="paragraph" style:parent-style-name="Standard">
      <style:text-properties officeooo:rsid="00205ffe" officeooo:paragraph-rsid="000c3772"/>
    </style:style>
    <style:style style:name="P26" style:family="paragraph" style:parent-style-name="Standard" style:list-style-name="L1">
      <style:text-properties officeooo:rsid="000c3772" officeooo:paragraph-rsid="000c3772"/>
    </style:style>
    <style:style style:name="P27" style:family="paragraph" style:parent-style-name="Standard" style:list-style-name="L2">
      <style:text-properties officeooo:rsid="000c3772" officeooo:paragraph-rsid="000c3772"/>
    </style:style>
    <style:style style:name="P28" style:family="paragraph" style:parent-style-name="Standard" style:list-style-name="L1">
      <style:text-properties officeooo:rsid="0010c85d" officeooo:paragraph-rsid="0010c85d"/>
    </style:style>
    <style:style style:name="P29" style:family="paragraph" style:parent-style-name="Standard" style:list-style-name="L1">
      <style:text-properties officeooo:rsid="0010c85d" officeooo:paragraph-rsid="000fe942"/>
    </style:style>
    <style:style style:name="P30" style:family="paragraph" style:parent-style-name="Standard" style:list-style-name="L3">
      <style:text-properties officeooo:rsid="0010c85d" officeooo:paragraph-rsid="0010c85d"/>
    </style:style>
    <style:style style:name="P31" style:family="paragraph" style:parent-style-name="Standard">
      <style:text-properties officeooo:rsid="000fe942" officeooo:paragraph-rsid="000fe942"/>
    </style:style>
    <style:style style:name="P32" style:family="paragraph" style:parent-style-name="Standard" style:list-style-name="L2">
      <style:text-properties officeooo:rsid="000d6c5b" officeooo:paragraph-rsid="000d6c5b"/>
    </style:style>
    <style:style style:name="P33" style:family="paragraph" style:parent-style-name="Standard" style:list-style-name="L1">
      <style:text-properties officeooo:rsid="000d6c5b" officeooo:paragraph-rsid="000d6c5b"/>
    </style:style>
    <style:style style:name="P34" style:family="paragraph" style:parent-style-name="Standard">
      <style:text-properties officeooo:rsid="000d6c5b" officeooo:paragraph-rsid="000d6c5b"/>
    </style:style>
    <style:style style:name="P35" style:family="paragraph" style:parent-style-name="Standard">
      <style:text-properties officeooo:rsid="001ea1ea" officeooo:paragraph-rsid="001ea1ea"/>
    </style:style>
    <style:style style:name="P36" style:family="paragraph" style:parent-style-name="Standard">
      <style:text-properties officeooo:rsid="000e55fc" officeooo:paragraph-rsid="000e55fc"/>
    </style:style>
    <style:style style:name="P37" style:family="paragraph" style:parent-style-name="Standard">
      <style:text-properties fo:font-weight="bold" officeooo:rsid="000e55fc" officeooo:paragraph-rsid="000e55fc" style:font-weight-asian="bold" style:font-weight-complex="bold"/>
    </style:style>
    <style:style style:name="P38" style:family="paragraph" style:parent-style-name="Standard">
      <style:text-properties fo:font-weight="normal" officeooo:rsid="000e55fc" officeooo:paragraph-rsid="000e55fc" style:font-weight-asian="normal" style:font-weight-complex="normal"/>
    </style:style>
    <style:style style:name="T1" style:family="text">
      <style:text-properties officeooo:rsid="000c3772"/>
    </style:style>
    <style:style style:name="T2" style:family="text">
      <style:text-properties officeooo:rsid="0012d846"/>
    </style:style>
    <style:style style:name="T3" style:family="text">
      <style:text-properties officeooo:rsid="000fe942"/>
    </style:style>
    <style:style style:name="T4" style:family="text">
      <style:text-properties officeooo:rsid="000d6c5b"/>
    </style:style>
    <style:style style:name="T5" style:family="text">
      <style:text-properties officeooo:rsid="000fe942"/>
    </style:style>
    <style:style style:name="T6" style:family="text">
      <style:text-properties officeooo:rsid="0016a44b"/>
    </style:style>
    <style:style style:name="T7" style:family="text">
      <style:text-properties officeooo:rsid="0012d8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48d9f"/>
    </style:style>
    <style:style style:name="T10" style:family="text">
      <style:text-properties officeooo:rsid="0016200b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solid" style:text-line-through-type="single" fo:font-weight="bold" style:font-weight-asian="bold" style:font-weight-complex="bold"/>
    </style:style>
    <style:style style:name="T13" style:family="text">
      <style:text-properties style:text-line-through-style="solid" style:text-line-through-type="single" officeooo:rsid="000fe942"/>
    </style:style>
    <style:style style:name="T14" style:family="text">
      <style:text-properties officeooo:rsid="000c37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2489916746416" text:id="ct2489916746416">
          <text:deletion>
            <office:change-info>
              <dc:creator>Maël THEULIERE</dc:creator>
              <dc:date>2019-03-11T10:30:55</dc:date>
            </office:change-info>
            <text:p text:style-name="P1">gganimategluewaffle,hrbrthemes,kableExtra</text:p>
          </text:deletion>
        </text:changed-region>
        <text:changed-region xml:id="ct2489916745744" text:id="ct2489916745744">
          <text:deletion>
            <office:change-info>
              <dc:creator>Maël THEULIERE</dc:creator>
              <dc:date>2019-03-01T14:50:27</dc:date>
            </office:change-info>
            <text:p text:style-name="P1"><text:span text:style-name="T1">Tmap, Tmaptools, , hrb</text:span></text:p>
          </text:deletion>
        </text:changed-region>
        <text:changed-region xml:id="ct2489916743952" text:id="ct2489916743952">
          <text:deletion>
            <office:change-info>
              <dc:creator>Maël THEULIERE</dc:creator>
              <dc:date>2019-02-21T14:46:55</dc:date>
            </office:change-info>
            <text:p text:style-name="P1"><text:span text:style-name="T1">e</text:span></text:p>
          </text:deletion>
        </text:changed-region>
        <text:changed-region xml:id="ct2489916741264" text:id="ct2489916741264">
          <text:deletion>
            <office:change-info>
              <dc:creator>Maël THEULIERE</dc:creator>
              <dc:date>2019-03-01T14:50:27</dc:date>
            </office:change-info>
            <text:p text:style-name="P1"><text:span text:style-name="T1">themes, viridis, cowplot, htmltools, htmlwidget…</text:span></text:p>
          </text:deletion>
        </text:changed-region>
        <text:changed-region xml:id="ct2489916746640" text:id="ct2489916746640">
          <text:insertion>
            <office:change-info>
              <dc:creator>Maël THEULIERE</dc:creator>
              <dc:date>2019-03-11T10:30:58</dc:date>
            </office:change-info>
          </text:insertion>
        </text:changed-region>
        <text:changed-region xml:id="ct2489916746864" text:id="ct2489916746864">
          <text:deletion>
            <office:change-info>
              <dc:creator>Auteur inconnu</dc:creator>
              <dc:date>2019-02-22T11:41:25</dc:date>
            </office:change-info>
            <text:list xml:id="list264125964" text:style-name="L1">
              <text:list-item>
                <text:p text:style-name="P2">Rajouter systématiquement le nom des tables à utiliser.</text:p>
              </text:list-item>
            </text:list>
          </text:deletion>
        </text:changed-region>
        <text:changed-region xml:id="ct2489916747088" text:id="ct2489916747088">
          <text:insertion>
            <office:change-info>
              <dc:creator>Maël THEULIERE</dc:creator>
              <dc:date>2019-02-21T14:42:35</dc:date>
            </office:change-info>
          </text:insertion>
        </text:changed-region>
        <text:changed-region xml:id="ct2489884194688" text:id="ct2489884194688">
          <text:insertion>
            <office:change-info>
              <dc:creator>Maël THEULIERE</dc:creator>
              <dc:date>2019-03-13T09:37:16</dc:date>
            </office:change-info>
          </text:insertion>
        </text:changed-region>
        <text:changed-region xml:id="ct2489916747760" text:id="ct2489916747760">
          <text:deletion>
            <office:change-info>
              <dc:creator>Auteur inconnu</dc:creator>
              <dc:date>2019-02-22T11:41:15</dc:date>
            </office:change-info>
            <text:list xml:id="list93721813588668" text:continue-numbering="true" text:style-name="L1">
              <text:list-item>
                <text:p text:style-name="P3">Correction Exercice 6 : rajouter « TypeZone== « Commune » »</text:p>
              </text:list-item>
            </text:list>
          </text:deletion>
        </text:changed-region>
        <text:changed-region xml:id="ct2489916752688" text:id="ct2489916752688">
          <text:deletion>
            <office:change-info>
              <dc:creator>Auteur inconnu</dc:creator>
              <dc:date>2019-02-22T11:41:20</dc:date>
            </office:change-info>
            <text:list xml:id="list93722509067909" text:continue-numbering="true" text:style-name="L1">
              <text:list-item>
                <text:p text:style-name="P3">Correction Exercice 8 : remplacer la partie filter/group_by/summarise par select</text:p>
              </text:list-item>
            </text:list>
          </text:deletion>
        </text:changed-region>
        <text:changed-region xml:id="ct2489916751792" text:id="ct2489916751792">
          <text:insertion>
            <office:change-info>
              <dc:creator>Maël THEULIERE</dc:creator>
              <dc:date>2019-02-21T14:42:49</dc:date>
            </office:change-info>
          </text:insertion>
        </text:changed-region>
        <text:changed-region xml:id="ct2489916752464" text:id="ct2489916752464">
          <text:deletion>
            <office:change-info>
              <dc:creator>Maël THEULIERE</dc:creator>
              <dc:date>2019-03-08T11:57:12</dc:date>
            </office:change-info>
            <text:p text:style-name="P4">Migration des sorties graphiques dans le répertoire /figures</text:p>
          </text:deletion>
        </text:changed-region>
        <text:changed-region xml:id="ct2489916752016" text:id="ct2489916752016">
          <text:deletion>
            <office:change-info>
              <dc:creator>Maël THEULIERE</dc:creator>
              <dc:date>2019-03-05T15:56:24</dc:date>
            </office:change-info>
            <text:p text:style-name="P5">Chapitre 3 : <text:tab/>Fin Création d’un projet <text:span text:style-name="T2">(a rajouter pour chaque module)</text:span>+ github</text:p>
          </text:deletion>
        </text:changed-region>
        <text:changed-region xml:id="ct2489921840864" text:id="ct2489921840864">
          <text:format-change>
            <office:change-info>
              <dc:creator>Auteur inconnu</dc:creator>
              <dc:date>2019-02-25T09:10:49</dc:date>
            </office:change-info>
          </text:format-change>
        </text:changed-region>
        <text:changed-region xml:id="ct2489921841088" text:id="ct2489921841088">
          <text:insertion>
            <office:change-info>
              <dc:creator>Maël THEULIERE</dc:creator>
              <dc:date>2019-02-21T14:44:36</dc:date>
            </office:change-info>
          </text:insertion>
        </text:changed-region>
        <text:changed-region xml:id="ct2489921831008" text:id="ct2489921831008">
          <text:deletion>
            <office:change-info>
              <dc:creator>Maël THEULIERE</dc:creator>
              <dc:date>2019-03-08T11:45:35</dc:date>
            </office:change-info>
            <text:p text:style-name="P5">Chapitre 7 : <text:tab/></text:p>
          </text:deletion>
        </text:changed-region>
        <text:changed-region xml:id="ct2489921837952" text:id="ct2489921837952">
          <text:deletion>
            <office:change-info>
              <dc:creator>Maël THEULIERE</dc:creator>
              <dc:date>2019-03-05T16:57:31</dc:date>
            </office:change-info>
            <text:p text:style-name="P5">Fin 7.3 theme_set() +</text:p>
          </text:deletion>
        </text:changed-region>
        <text:changed-region xml:id="ct2489921833248" text:id="ct2489921833248">
          <text:deletion>
            <office:change-info>
              <dc:creator>Maël THEULIERE</dc:creator>
              <dc:date>2019-03-08T11:45:35</dc:date>
            </office:change-info>
            <text:p text:style-name="P5"><text:s/>création de son propre thème</text:p>
          </text:deletion>
        </text:changed-region>
        <text:changed-region xml:id="ct2489921836832" text:id="ct2489921836832">
          <text:deletion>
            <office:change-info>
              <dc:creator>Auteur inconnu</dc:creator>
              <dc:date>2019-02-22T11:41:40</dc:date>
            </office:change-info>
            <text:p text:style-name="P6">Chapitre 8 : <text:tab/>Symbole € + Echelle % + Séparateur de milliers</text:p>
          </text:deletion>
        </text:changed-region>
        <text:changed-region xml:id="ct2489921838176" text:id="ct2489921838176">
          <text:deletion>
            <office:change-info>
              <dc:creator>Auteur inconnu</dc:creator>
              <dc:date>2019-02-22T11:41:45</dc:date>
            </office:change-info>
            <text:p text:style-name="P7">Chapitre 10 : <text:tab/>dans les titres du facet de l’exercice ; rajouter « logements sociaux »</text:p>
          </text:deletion>
        </text:changed-region>
        <text:changed-region xml:id="ct2489921837504" text:id="ct2489921837504">
          <text:deletion>
            <office:change-info>
              <dc:creator>Auteur inconnu</dc:creator>
              <dc:date>2019-02-22T11:41:51</dc:date>
            </office:change-info>
            <text:p text:style-name="P8">supprimer la phrase « pour l’instant encore dans sa version de développement »</text:p>
          </text:deletion>
        </text:changed-region>
        <text:changed-region xml:id="ct2489921833920" text:id="ct2489921833920">
          <text:deletion>
            <office:change-info>
              <dc:creator>Auteur inconnu</dc:creator>
              <dc:date>2019-02-22T11:41:54</dc:date>
            </office:change-info>
            <text:p text:style-name="P8">fin 12.1 ; alerter sur les cendroïd France Entière</text:p>
          </text:deletion>
        </text:changed-region>
        <text:changed-region xml:id="ct2489921838624" text:id="ct2489921838624">
          <text:deletion>
            <office:change-info>
              <dc:creator>Maël THEULIERE</dc:creator>
              <dc:date>2019-03-11T10:27:44</dc:date>
            </office:change-info>
            <text:p text:style-name="P6"><text:span text:style-name="T3">12.2.3 ; problème d’affichage de la carte exemple avec facet</text:span></text:p>
          </text:deletion>
        </text:changed-region>
        <text:changed-region xml:id="ct2489921833472" text:id="ct2489921833472">
          <text:format-change>
            <office:change-info>
              <dc:creator>Auteur inconnu</dc:creator>
              <dc:date>2019-02-25T09:11:08</dc:date>
            </office:change-info>
          </text:format-change>
        </text:changed-region>
        <text:changed-region xml:id="ct2489921835040" text:id="ct2489921835040">
          <text:insertion>
            <office:change-info>
              <dc:creator>Maël THEULIERE</dc:creator>
              <dc:date>2019-02-21T14:46:04</dc:date>
            </office:change-info>
          </text:insertion>
        </text:changed-region>
        <text:changed-region xml:id="ct2489921839072" text:id="ct2489921839072">
          <text:format-change>
            <office:change-info>
              <dc:creator>Auteur inconnu</dc:creator>
              <dc:date>2019-02-25T09:11:02</dc:date>
            </office:change-info>
          </text:format-change>
        </text:changed-region>
        <text:changed-region xml:id="ct2489921833696" text:id="ct2489921833696">
          <text:deletion>
            <office:change-info>
              <dc:creator>Auteur inconnu</dc:creator>
              <dc:date>2019-02-25T09:11:36</dc:date>
            </office:change-info>
            <text:p text:style-name="P9">retire le group_by qui ne sert à rien.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75615104" text:style-name="L2">
        <text:list-item>
          <text:p text:style-name="P27">Généralités</text:p>
        </text:list-item>
      </text:list>
      <text:p text:style-name="P10"/>
      <text:p text:style-name="P9">Quid de leur montrer ce qu’est une fonction ?</text:p>
      <text:p text:style-name="P11">Souhait des stagiaires :</text:p>
      <text:list xml:id="list1605949073" text:style-name="L3">
        <text:list-item>
          <text:p text:style-name="P30">avoir plus de temps sur différents geom_XX</text:p>
        </text:list-item>
        <text:list-item>
          <text:p text:style-name="P30">superposition de geom_XX <text:span text:style-name="T2">( dans exercice)</text:span></text:p>
        </text:list-item>
        <text:list-item>
          <text:p text:style-name="P30">application à leurs propres données</text:p>
        </text:list-item>
      </text:list>
      <text:p text:style-name="P11"/>
      <text:p text:style-name="P11">Quid dédoubler la formation : statique/interactive.</text:p>
      <text:p text:style-name="P10"/>
      <text:list xml:id="list93722043809519" text:continue-list="list1875615104" text:style-name="L2">
        <text:list-item>
          <text:p text:style-name="P32">Ajout à faire</text:p>
        </text:list-item>
      </text:list>
      <text:p text:style-name="P10"/>
      <text:p text:style-name="P10"><text:span text:style-name="T4">D</text:span>ans le pack d’installation :</text:p>
      <text:p text:style-name="P1"><text:change text:change-id="ct2489916746416"/><text:change text:change-id="ct2489916745744"/><text:change text:change-id="ct2489916743952"/><text:change text:change-id="ct2489916741264"/><text:change-start text:change-id="ct2489916746640"/>...<text:change-end text:change-id="ct2489916746640"/></text:p>
      <text:p text:style-name="P10"/>
      <text:p text:style-name="P10">Dans les exercices :</text:p>
      <text:list xml:id="list93722004974988" text:continue-list="list93722509067909" text:style-name="L1">
        <text:list-item>
          <text:p text:style-name="P2"><text:change text:change-id="ct2489916746864"/></text:p>
        </text:list-item>
        <text:list-item>
          <text:p text:style-name="P33">Rajouter le nom des variables à utiliser ? <text:change-start text:change-id="ct2489916747088"/><text:span text:style-name="T10">Ou alléger les tables d’exercice</text:span><text:change-end text:change-id="ct2489916747088"/><text:change-start text:change-id="ct2489884194688"/><text:span text:style-name="T10"> ?</text:span><text:change-end text:change-id="ct2489884194688"/></text:p>
        </text:list-item>
        <text:list-item>
          <text:p text:style-name="P29">Correction de l’exercice 5 ; rajouter la version avec tmap. Attention st_as_sf(Carte_EPCI_France) à mettre avant</text:p>
        </text:list-item>
        <text:list-item>
          <text:p text:style-name="P3"><text:change text:change-id="ct2489916747760"/></text:p>
        </text:list-item>
        <text:list-item>
          <text:p text:style-name="P3"><text:change text:change-id="ct2489916752688"/></text:p>
        </text:list-item>
      </text:list>
      <text:p text:style-name="P20"><text:change-start text:change-id="ct2489916751792"/></text:p>
      <text:p text:style-name="P20">Faire des exercices sur d’autre<text:span text:style-name="T6">s</text:span> geom <text:span text:style-name="T6">voir sur une supperposition de geom </text:span>pour montrer la richesse de ggplot et l’intér<text:span text:style-name="T6">ê</text:span>t par rapport à excel</text:p>
      <text:p text:style-name="P20"/>
      <text:p text:style-name="P4"><text:change-end text:change-id="ct2489916751792"/><text:change text:change-id="ct2489916752464"/></text:p>
      <text:p text:style-name="P4"/>
      <text:p text:style-name="P6">Au début de chaque chapitre, rappeler les library à charger.</text:p>
      <text:p text:style-name="P20"/>
      <text:p text:style-name="P5"><text:change text:change-id="ct2489916752016"/></text:p>
      <text:p text:style-name="P5">Chapitre 4 : <text:tab/><text:change-start text:change-id="ct2489921840864"/><text:span text:style-name="T11">Fin 4.2 addin colourpickers </text:span><text:change-end text:change-id="ct2489921840864"/><text:change-start text:change-id="ct2489921841088"/></text:p>
      <text:p text:style-name="P20">Chapitre 6,2 : <text:s/>Préciser comment ne pas afficher une légende avec guides<text:change-end text:change-id="ct2489921841088"/></text:p>
      <text:p text:style-name="P5"><text:change text:change-id="ct2489921831008"/><text:change text:change-id="ct2489921837952"/><text:change text:change-id="ct2489921833248"/></text:p>
      <text:p text:style-name="P6"><text:change text:change-id="ct2489921836832"/></text:p>
      <text:p text:style-name="P7"><text:change text:change-id="ct2489921838176"/></text:p>
      <text:p text:style-name="P8">Chapitre 12 : <text:tab/>début ; présentation de sf et data (World)</text:p>
      <text:p text:style-name="P8"><text:tab/><text:tab/><text:change text:change-id="ct2489921837504"/></text:p>
      <text:p text:style-name="P8"><text:tab/><text:tab/><text:change text:change-id="ct2489921833920"/></text:p>
      <text:p text:style-name="P8"><text:tab/><text:tab/>12.2 ; attention dans tm_polygons arguments « n= » ne fonctionne pas bien. Utilisation de breaks ?</text:p>
      <text:p text:style-name="P6"><text:tab/><text:tab/><text:change text:change-id="ct2489921838624"/></text:p>
      <text:p text:style-name="P6"><text:tab/><text:tab/><text:change-start text:change-id="ct2489921833472"/><text:span text:style-name="T13">12.2.5 ; différencier le titre de la légende du titre de la carte pour mieux distinguer quels arguments changer.</text:span><text:change-end text:change-id="ct2489921833472"/><text:change-start text:change-id="ct2489921835040"/></text:p>
      <text:p text:style-name="P21">Rajouter l’instruction pour sauvegarder une carte tmap<text:change-end text:change-id="ct2489921835040"/></text:p>
      <text:p text:style-name="P9">Chapitre 13 :<text:tab/><text:change-start text:change-id="ct2489921839072"/><text:span text:style-name="T11">Exercice ; « part </text:span><text:span text:style-name="T12">communale</text:span><text:span text:style-name="T11"> de logements »</text:span><text:change-end text:change-id="ct2489921839072"/></text:p>
      <text:p text:style-name="P9">Chapitre 14 : <text:tab/>14.1.2 ; <text:change text:change-id="ct2489921833696"/></text:p>
      <text:p text:style-name="P9"><text:tab/><text:tab/><text:tab/> Rajouter à la fin <text:span text:style-name="T8">%&gt; % browsable()</text:span></text:p>
      <text:p text:style-name="P18"><text:tab/><text:tab/>14.2 : alerte sur le fait que leaflet ne connaît qu<text:span text:style-name="T9">e</text:span> le WGS84</text:p>
      <text:p text:style-name="P18"><text:tab/><text:tab/>rajouter l’enregistrement ; saveWidget()</text:p>
      <text:list xml:id="list93721644723876" text:continue-list="list93722043809519" text:style-name="L2">
        <text:list-item>
          <text:p text:style-name="P27">Timing</text:p>
          <text:p text:style-name="P27"><text:soft-page-break/></text:p>
        </text:list-item>
      </text:list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3">Chapitre</text:p>
          </table:table-cell>
          <table:table-cell table:style-name="Tableau1.A1" office:value-type="string">
            <text:p text:style-name="P23">Début</text:p>
          </table:table-cell>
          <table:table-cell table:style-name="Tableau1.C1" office:value-type="string">
            <text:p text:style-name="P23">Fin</text:p>
          </table:table-cell>
        </table:table-row>
        <table:table-row>
          <table:table-cell table:style-name="Tableau1.A8" office:value-type="string">
            <text:p text:style-name="P22">Chapitre 1</text:p>
          </table:table-cell>
          <table:table-cell table:style-name="Tableau1.B8" office:value-type="string">
            <text:p text:style-name="P22">9h25</text:p>
          </table:table-cell>
          <table:table-cell table:style-name="Tableau1.C8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22">Chapitre 3</text:p>
          </table:table-cell>
          <table:table-cell table:style-name="Tableau1.B8" office:value-type="string">
            <text:p text:style-name="P22">9h30</text:p>
          </table:table-cell>
          <table:table-cell table:style-name="Tableau1.C8" office:value-type="string">
            <text:p text:style-name="Table_20_Contents"/>
          </table:table-cell>
        </table:table-row>
        <table:table-row>
          <table:table-cell table:style-name="Tableau1.A8" office:value-type="string">
            <text:p text:style-name="P22">Chapitre 4</text:p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P22">10h55 (avec correction)</text:p>
          </table:table-cell>
        </table:table-row>
        <table:table-row>
          <table:table-cell table:style-name="Tableau1.A8" office:value-type="string">
            <text:p text:style-name="P22">Chapitre 6</text:p>
          </table:table-cell>
          <table:table-cell table:style-name="Tableau1.B8" office:value-type="string">
            <text:p text:style-name="Table_20_Contents"/>
          </table:table-cell>
          <table:table-cell table:style-name="Tableau1.C8" office:value-type="string">
            <text:p text:style-name="P22">11h45</text:p>
          </table:table-cell>
        </table:table-row>
        <table:table-row>
          <table:table-cell table:style-name="Tableau1.A8" office:value-type="string">
            <text:p text:style-name="P22">Chapitre 7</text:p>
          </table:table-cell>
          <table:table-cell table:style-name="Tableau1.B8" office:value-type="string">
            <text:p text:style-name="P22">13h30</text:p>
          </table:table-cell>
          <table:table-cell table:style-name="Tableau1.C8" office:value-type="string">
            <text:p text:style-name="P22">14h30</text:p>
          </table:table-cell>
        </table:table-row>
        <table:table-row>
          <table:table-cell table:style-name="Tableau1.A8" office:value-type="string">
            <text:p text:style-name="P22">Chapitre 8</text:p>
          </table:table-cell>
          <table:table-cell table:style-name="Tableau1.B8" office:value-type="string">
            <text:p text:style-name="P22">14h30</text:p>
          </table:table-cell>
          <table:table-cell table:style-name="Tableau1.C8" office:value-type="string">
            <text:p text:style-name="P22">15h50</text:p>
          </table:table-cell>
        </table:table-row>
        <table:table-row>
          <table:table-cell table:style-name="Tableau1.A8" office:value-type="string">
            <text:p text:style-name="P22">Chapitre 9</text:p>
          </table:table-cell>
          <table:table-cell table:style-name="Tableau1.B8" office:value-type="string">
            <text:p text:style-name="P22">16h00</text:p>
          </table:table-cell>
          <table:table-cell table:style-name="Tableau1.C8" office:value-type="string">
            <text:p text:style-name="Table_20_Contents"/>
          </table:table-cell>
        </table:table-row>
        <table:table-row>
          <table:table-cell table:style-name="Tableau1.A9" office:value-type="string">
            <text:p text:style-name="Table_20_Contents"/>
          </table:table-cell>
          <table:table-cell table:style-name="Tableau1.B9" office:value-type="string">
            <text:p text:style-name="Table_20_Contents"/>
          </table:table-cell>
          <table:table-cell table:style-name="Tableau1.C9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22">Chapitre 11</text:p>
          </table:table-cell>
          <table:table-cell table:style-name="Tableau1.B10" office:value-type="string">
            <text:p text:style-name="P22">9h00</text:p>
          </table:table-cell>
          <table:table-cell table:style-name="Tableau1.C10" office:value-type="string">
            <text:p text:style-name="Table_20_Contents"/>
          </table:table-cell>
        </table:table-row>
        <table:table-row>
          <table:table-cell table:style-name="Tableau1.A13" office:value-type="string">
            <text:p text:style-name="P24">Chapitre 12</text:p>
          </table:table-cell>
          <table:table-cell table:style-name="Tableau1.B13" office:value-type="string">
            <text:p text:style-name="Table_20_Contents"/>
          </table:table-cell>
          <table:table-cell table:style-name="Tableau1.C13" office:value-type="string">
            <text:p text:style-name="P24">12h00 (avec 50min d’exercice)</text:p>
          </table:table-cell>
        </table:table-row>
        <table:table-row>
          <table:table-cell table:style-name="Tableau1.A12" office:value-type="string">
            <text:p text:style-name="P24">Chapitre 13</text:p>
          </table:table-cell>
          <table:table-cell table:style-name="Tableau1.B12" office:value-type="string">
            <text:p text:style-name="P24">13h15</text:p>
          </table:table-cell>
          <table:table-cell table:style-name="Tableau1.C12" office:value-type="string">
            <text:p text:style-name="Table_20_Contents"/>
          </table:table-cell>
        </table:table-row>
        <table:table-row>
          <table:table-cell table:style-name="Tableau1.A13" office:value-type="string">
            <text:p text:style-name="P24">Chapitre 14</text:p>
          </table:table-cell>
          <table:table-cell table:style-name="Tableau1.B13" office:value-type="string">
            <text:p text:style-name="P24"/>
          </table:table-cell>
          <table:table-cell table:style-name="Tableau1.C13" office:value-type="string">
            <text:p text:style-name="P24">14h50 (avant exercice)</text:p>
          </table:table-cell>
        </table:table-row>
      </table:table>
      <text:p text:style-name="P1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9:37:20.997000000</meta:creation-date>
    <meta:editing-duration>P0D</meta:editing-duration>
    <meta:editing-cycles>1</meta:editing-cycles>
    <meta:generator>LibreOffice/6.0.5.2$Windows_X86_64 LibreOffice_project/54c8cbb85f300ac59db32fe8a675ff7683cd5a16</meta:generator>
    <meta:document-statistic meta:table-count="1" meta:image-count="0" meta:object-count="0" meta:page-count="2" meta:paragraph-count="60" meta:word-count="284" meta:character-count="1643" meta:non-whitespace-character-count="1400"/>
  </office:meta>
</office:document-meta>
</file>